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1ce3f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36101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1af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24917c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1pt" fo:font-weight="bold" officeooo:rsid="000c12d7" officeooo:paragraph-rsid="000c12d7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241afd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officeooo:paragraph-rsid="0026425b"/>
    </style:style>
    <style:style style:name="P8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normal" officeooo:rsid="0024917c" officeooo:paragraph-rsid="0024917c" style:font-size-asian="10pt" style:font-weight-asian="normal" style:font-size-complex="10pt" style:font-weight-complex="normal"/>
    </style:style>
    <style:style style:name="T1" style:family="text">
      <style:text-properties officeooo:rsid="0012b0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346" style:font-weight-asian="normal" style:font-weight-complex="normal"/>
    </style:style>
    <style:style style:name="T4" style:family="text">
      <style:text-properties fo:font-weight="normal" officeooo:rsid="001ce3fd" style:font-weight-asian="normal" style:font-weight-complex="normal"/>
    </style:style>
    <style:style style:name="T5" style:family="text">
      <style:text-properties fo:font-weight="normal" officeooo:rsid="00236101" style:font-weight-asian="normal" style:font-weight-complex="normal"/>
    </style:style>
    <style:style style:name="T6" style:family="text">
      <style:text-properties officeooo:rsid="0023610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6c60" style:font-weight-asian="bold" style:font-weight-complex="bold"/>
    </style:style>
    <style:style style:name="T9" style:family="text">
      <style:text-properties fo:color="#333333" loext:opacity="100%" fo:font-weight="normal" officeooo:rsid="00236101" style:font-weight-asian="normal" style:font-weight-complex="normal"/>
    </style:style>
    <style:style style:name="T10" style:family="text">
      <style:text-properties fo:color="#333333" loext:opacity="100%" fo:font-weight="normal" officeooo:rsid="000e8346" style:font-weight-asian="normal" style:font-weight-complex="normal"/>
    </style:style>
    <style:style style:name="T11" style:family="text">
      <style:text-properties fo:color="#333333" loext:opacity="100%" fo:font-weight="normal" officeooo:rsid="001ce3fd" style:font-weight-asian="normal" style:font-weight-complex="normal"/>
    </style:style>
    <style:style style:name="T12" style:family="text">
      <style:text-properties fo:color="#333333" loext:opacity="100%" fo:font-weight="normal" officeooo:rsid="00241afd" style:font-weight-asian="normal" style:font-weight-complex="normal"/>
    </style:style>
    <style:style style:name="T13" style:family="text">
      <style:text-properties fo:color="#333333" loext:opacity="100%" fo:font-weight="normal" officeooo:rsid="0024917c" style:font-weight-asian="normal" style:font-weight-complex="normal"/>
    </style:style>
    <style:style style:name="T14" style:family="text">
      <style:text-properties fo:color="#333333" loext:opacity="100%" fo:font-weight="normal" officeooo:rsid="0026425b" style:font-weight-asian="normal" style:font-weight-complex="normal"/>
    </style:style>
    <style:style style:name="T15" style:family="text">
      <style:text-properties fo:color="#333333" loext:opacity="100%" officeooo:rsid="00236101"/>
    </style:style>
    <style:style style:name="T16" style:family="text">
      <style:text-properties fo:color="#333333" loext:opacity="100%" style:font-name="Calibri Light" fo:font-size="10pt" fo:font-weight="normal" officeooo:rsid="00236101" style:font-size-asian="10pt" style:font-weight-asian="normal" style:font-size-complex="10pt" style:font-weight-complex="normal"/>
    </style:style>
    <style:style style:name="T17" style:family="text">
      <style:text-properties fo:color="#333333" loext:opacity="100%" style:font-name="Calibri Light" fo:font-size="10pt" fo:font-weight="normal" officeooo:rsid="000e8346" style:font-size-asian="10pt" style:font-weight-asian="normal" style:font-size-complex="10pt" style:font-weight-complex="normal"/>
    </style:style>
    <style:style style:name="T18" style:family="text">
      <style:text-properties fo:color="#333333" loext:opacity="100%" style:font-name="Calibri Light" fo:font-size="10pt" fo:font-weight="bold" officeooo:rsid="000e8346" style:font-size-asian="10pt" style:font-weight-asian="bold" style:font-size-complex="10pt" style:font-weight-complex="bold"/>
    </style:style>
    <style:style style:name="T19" style:family="text">
      <style:text-properties fo:color="#333333" loext:opacity="100%" style:font-name="Calibri Light" fo:font-size="10pt" fo:font-weight="bold" officeooo:rsid="0026425b" style:font-size-asian="10pt" style:font-weight-asian="bold" style:font-size-complex="10pt" style:font-weight-complex="bold"/>
    </style:style>
    <style:style style:name="T20" style:family="text">
      <style:text-properties fo:color="#333333" loext:opacity="100%" style:font-name="Calibri Light" fo:font-size="10pt" fo:font-weight="bold" officeooo:rsid="00276c60" style:font-size-asian="10pt" style:font-weight-asian="bold" style:font-size-complex="10pt" style:font-weight-complex="bold"/>
    </style:style>
    <style:style style:name="T21" style:family="text">
      <style:text-properties fo:color="#333333" loext:opacity="100%" officeooo:rsid="0026425b"/>
    </style:style>
    <style:style style:name="T22" style:family="text">
      <style:text-properties fo:color="#333333" loext:opacity="100%" officeooo:rsid="00276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">BASH</text:span></text:p>
      <text:p text:style-name="P1">Ejercicio 1.- <text:span text:style-name="T3">Crea</text:span><text:span text:style-name="T2"> un</text:span><text:span text:style-name="T3">a función</text:span><text:span text:style-name="T2"> </text:span><text:span text:style-name="T4">que </text:span><text:span text:style-name="T5">dicte si una palabra contiene o no la letra “a”. La palabra será insertada por el usuario.</text:span></text:p>
      <text:p text:style-name="P2"><text:span text:style-name="T6">Ejercicio 2.-</text:span><text:span text:style-name="T5"> </text:span><text:span text:style-name="T3">Crea</text:span><text:span text:style-name="T5"> un</text:span><text:span text:style-name="T3">a función</text:span><text:span text:style-name="T5"> </text:span><text:span text:style-name="T4">que </text:span><text:span text:style-name="T5">dicte el número de letras “a” que contiene una palabra. La palabra será insertada por el usuario.</text:span></text:p>
      <text:p text:style-name="P6"><text:span text:style-name="T18">Ejercicio </text:span><text:span text:style-name="T20">3</text:span><text:span text:style-name="T18">.- </text:span><text:span text:style-name="T17">Crea una función que compruebe que un número es binario. El número será insertado por el usuario.</text:span></text:p>
      <text:p text:style-name="P8"><text:span text:style-name="T7">Ejercicio </text:span><text:span text:style-name="T8">4</text:span><text:span text:style-name="T7">.-</text:span> Crea una función que a partir de una letra X obligue al usuario a insertar una palabra que contenga dicha letra. Hasta que el usuario no inserte una palabra que contenga dicha letra, la función seguirá pidiéndole palabras al usuario.. La letra X estará insertada en la función.</text:p>
      <text:p text:style-name="P3"><text:span text:style-name="T15">Ejercicio </text:span><text:span text:style-name="T22">5</text:span><text:span text:style-name="T15">.-</text:span><text:span text:style-name="T9"> </text:span><text:span text:style-name="T10">Crea</text:span><text:span text:style-name="T9"> un</text:span><text:span text:style-name="T10">a función</text:span><text:span text:style-name="T9"> </text:span><text:span text:style-name="T11">que </text:span><text:span text:style-name="T12">compruebe que una dirección IP contiene exactamente 3 caracteres “.”. </text:span><text:span text:style-name="T9">La </text:span><text:span text:style-name="T12">dirección IP</text:span><text:span text:style-name="T9"> será insertada por el usuario.</text:span></text:p>
      <text:p text:style-name="P4"><text:span text:style-name="T15">Ejercicio </text:span><text:span text:style-name="T22">6</text:span><text:span text:style-name="T15">.- </text:span><text:span text:style-name="T10">Crea</text:span><text:span text:style-name="T9"> un</text:span><text:span text:style-name="T10">a función</text:span><text:span text:style-name="T9"> </text:span><text:span text:style-name="T11">que</text:span><text:span text:style-name="T9"> muestre la clase de una dirección IP insertada por el usuario. </text:span><text:span text:style-name="T14">La función obtendrá los dígitos antes del primer “.” y con ese dato obtendrá la clase de la dirección IP.</text:span><text:span text:style-name="T9"> </text:span><text:span text:style-name="T14">N</text:span><text:span text:style-name="T13">o </text:span><text:span text:style-name="T14">se </text:span><text:span text:style-name="T13">realizará ningún control de errores adicional.</text:span></text:p>
      <text:p text:style-name="P7"><text:span text:style-name="T18">Ejercicio </text:span><text:span text:style-name="T20">7</text:span><text:span text:style-name="T18">.- </text:span><text:span text:style-name="T17">Crea</text:span><text:span text:style-name="T16"> un</text:span><text:span text:style-name="T17">a función que se encargue de convertir un número binario dado por el usuario, en decimal. No se realizará ningún control de errores adiciona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5T10:43:00.771000000</dc:date>
    <meta:editing-duration>PT2H6M52S</meta:editing-duration>
    <meta:editing-cycles>20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8" meta:word-count="213" meta:character-count="1244" meta:non-whitespace-character-count="1039"/>
  </office:meta>
</office:document-meta>
</file>